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5"/>
    <style:style style:name="ce4" style:family="table-cell" style:parent-style-name="Default" style:data-style-name="N15">
      <style:table-cell-properties style:vertical-align="automatic" fo:wrap-option="wrap"/>
    </style:style>
    <style:style style:name="ce5" style:family="table-cell" style:parent-style-name="Default" style:data-style-name="N15">
      <style:text-properties style:font-name="Helvetica Neue" style:font-name-asian="Helvetica Neue" style:font-name-complex="Helvetica Neue" style:font-family-generic="swiss"/>
    </style:style>
    <style:style style:name="ce6" style:family="table-cell" style:parent-style-name="Default" style:data-style-name="N2">
      <style:text-properties style:font-name="Helvetica Neue" style:font-name-asian="Helvetica Neue" style:font-name-complex="Helvetica Neue" style:font-family-generic="swiss"/>
    </style:style>
    <style:style style:name="ce7" style:family="table-cell" style:parent-style-name="Millares" style:data-style-name="N2">
      <style:text-properties style:font-name="Helvetica Neue" style:font-name-asian="Helvetica Neue" style:font-name-complex="Helvetica Neue" style:font-family-generic="swiss"/>
    </style:style>
    <style:style style:name="ce8" style:family="table-cell" style:parent-style-name="Default" style:data-style-name="N30"/>
    <style:style style:name="ce9" style:family="table-cell" style:parent-style-name="Default" style:data-style-name="N30">
      <style:text-properties style:font-name="Helvetica Neue" style:font-name-asian="Helvetica Neue" style:font-name-complex="Helvetica Neue" style:font-family-generic="swiss"/>
    </style:style>
    <style:style style:name="ce10" style:family="table-cell" style:parent-style-name="Default" style:data-style-name="N2"/>
    <style:style style:name="ce11" style:family="table-cell" style:parent-style-name="Default" style:data-style-name="N0">
      <style:text-properties style:font-name="Helvetica Neue" style:font-name-asian="Helvetica Neue" style:font-name-complex="Helvetica Neue" style:font-family-generic="swiss"/>
    </style:style>
    <style:style style:name="ce12" style:family="table-cell" style:parent-style-name="Default" style:data-style-name="N15"/>
    <style:style style:name="ce13" style:family="table-cell" style:parent-style-name="Millares" style:data-style-name="N15">
      <style:text-properties style:font-name="Helvetica Neue" style:font-name-asian="Helvetica Neue" style:font-name-complex="Helvetica Neue" style:font-family-generic="swiss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2.143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14B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G4Volume</text:p>
          </table:table-cell>
          <table:table-cell office:value-type="string" table:style-name="ce1">
            <text:p>TotalActivity</text:p>
          </table:table-cell>
          <table:table-cell office:value-type="string" table:style-name="ce2">
            <text:p>MCEfficiency</text:p>
          </table:table-cell>
          <table:table-cell office:value-type="string" table:style-name="ce1">
            <text:p>Ver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P_COPPER_PLATE</text:p>
          </table:table-cell>
          <table:table-cell office:value-type="float" office:value="82.02187878467339" table:style-name="ce12">
            <text:p>8,20E+01</text:p>
          </table:table-cell>
          <table:table-cell office:value-type="float" office:value="3.8021238021238021E-6" table:style-name="ce4">
            <text:p>3,80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1">
            <text:p>PMT</text:p>
          </table:table-cell>
          <table:table-cell office:value-type="float" office:value="21" table:style-name="ce12">
            <text:p>2,10E+01</text:p>
          </table:table-cell>
          <table:table-cell office:value-type="float" office:value="2.0935594754784775E-5" table:style-name="ce4">
            <text:p>2,09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PMT_BASE</text:p>
          </table:table-cell>
          <table:table-cell office:value-type="float" office:value="40.92" table:style-name="ce12">
            <text:p>4,09E+01</text:p>
          </table:table-cell>
          <table:table-cell office:value-type="float" office:value="5.7518796992481206E-6" table:style-name="ce4">
            <text:p>5,75E-0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SAPPHIRE_WINDOW</text:p>
          </table:table-cell>
          <table:table-cell office:value-type="float" office:value="66.000829380460544" table:style-name="ce12">
            <text:p>6,60E+01</text:p>
          </table:table-cell>
          <table:table-cell office:value-type="float" office:value="2.842798906090981E-5" table:style-name="ce4">
            <text:p>2,84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OPTICAL_PAD</text:p>
          </table:table-cell>
          <table:table-cell office:value-type="float" office:value="7.92" table:style-name="ce12">
            <text:p>7,92E+00</text:p>
          </table:table-cell>
          <table:table-cell office:value-type="float" office:value="2.5280915731822014E-5" table:style-name="ce4">
            <text:p>2,53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CATHODE_RING</text:p>
          </table:table-cell>
          <table:table-cell office:value-type="float" office:value="1.14109445" table:style-name="ce12">
            <text:p>1,14E+00</text:p>
          </table:table-cell>
          <table:table-cell office:value-type="float" office:value="4.8020066257474399E-5" table:style-name="ce4">
            <text:p>4,80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LIGHT_TUBE</text:p>
          </table:table-cell>
          <table:table-cell office:value-type="float" office:value="3.5456227299999998" table:style-name="ce12">
            <text:p>3,55E+00</text:p>
          </table:table-cell>
          <table:table-cell office:value-type="float" office:value="1.7440871868787435E-4" table:style-name="ce4">
            <text:p>1,74E-04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FIELD_RING</text:p>
          </table:table-cell>
          <table:table-cell office:value-type="float" office:value="27.962355555555554" table:style-name="ce12">
            <text:p>2,80E+01</text:p>
          </table:table-cell>
          <table:table-cell office:value-type="float" office:value="6.0703228966343537E-5" table:style-name="ce4">
            <text:p>6,07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HDPE_TUBE</text:p>
          </table:table-cell>
          <table:table-cell office:value-type="float" office:value="3.0708600000000001" table:style-name="ce12">
            <text:p>3,07E+00</text:p>
          </table:table-cell>
          <table:table-cell office:value-type="float" office:value="4.4430226771877447E-5" table:style-name="ce4">
            <text:p>4,44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GATE_RING</text:p>
          </table:table-cell>
          <table:table-cell office:value-type="float" office:value="1.17612388" table:style-name="ce12">
            <text:p>1,18E+00</text:p>
          </table:table-cell>
          <table:table-cell office:value-type="float" office:value="3.9532356823973736E-5" table:style-name="ce4">
            <text:p>3,95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ANODE_RING</text:p>
          </table:table-cell>
          <table:table-cell office:value-type="float" office:value="1.1762416899999999" table:style-name="ce12">
            <text:p>1,18E+00</text:p>
          </table:table-cell>
          <table:table-cell office:value-type="float" office:value="4.0149159022005658E-5" table:style-name="ce4">
            <text:p>4,01E-05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TP_COPPER_PLATE</text:p>
          </table:table-cell>
          <table:table-cell office:value-type="float" office:value="2.280814814814816" table:style-name="ce12">
            <text:p>2,28E+00</text:p>
          </table:table-cell>
          <table:table-cell office:value-type="float" office:value="6.0913593564512917E-6" table:style-name="ce4">
            <text:p>6,09E-0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DB_PLUG</text:p>
          </table:table-cell>
          <table:table-cell office:value-type="float" office:value="155.12" table:style-name="ce12">
            <text:p>1,55E+02</text:p>
          </table:table-cell>
          <table:table-cell office:value-type="float" office:value="1.0003999098639682E-7" table:style-name="ce4">
            <text:p>1,00E-07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0"/>
          <table:table-cell table:style-name="ce6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SIPM_BOARD</text:p>
          </table:table-cell>
          <table:table-cell office:value-type="float" office:value="35.635890662399994" table:style-name="ce12">
            <text:p>3,56E+01</text:p>
          </table:table-cell>
          <table:table-cell office:value-type="float" office:value="8.2912650596502583E-5" table:style-name="ce4">
            <text:p>8,29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1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ICS</text:p>
          </table:table-cell>
          <table:table-cell office:value-type="float" office:value="53.015925925925927" table:style-name="ce12">
            <text:p>5,30E+01</text:p>
          </table:table-cell>
          <table:table-cell office:value-type="float" office:value="6.5684836962029339E-6" table:style-name="ce4">
            <text:p>6,57E-06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VESSEL</text:p>
          </table:table-cell>
          <table:table-cell office:value-type="float" office:value="3422.54" table:style-name="ce12">
            <text:p>3,42E+03</text:p>
          </table:table-cell>
          <table:table-cell office:value-type="float" office:value="1.5203588086836969E-7" table:style-name="ce4">
            <text:p>1,52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SHIELDING_LEAD</text:p>
          </table:table-cell>
          <table:table-cell office:value-type="float" office:value="5321.13" table:style-name="ce12">
            <text:p>5,32E+03</text:p>
          </table:table-cell>
          <table:table-cell office:value-type="float" office:value="2.9365079365079363E-8" table:style-name="ce4">
            <text:p>2,94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1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SHIELDING_STEEL</text:p>
          </table:table-cell>
          <table:table-cell office:value-type="float" office:value="20.250000000000004" table:style-name="ce12">
            <text:p>2,03E+01</text:p>
          </table:table-cell>
          <table:table-cell office:value-type="float" office:value="4.5454545454545457E-8" table:style-name="ce4">
            <text:p>4,55E-08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8"/>
          <table:table-cell table:style-name="ce9"/>
          <table:table-cell table:style-name="ce5"/>
          <table:table-cell table:style-name="ce6"/>
          <table:table-cell table:number-columns-repeated="16375"/>
        </table:table-row>
        <table:table-row table:style-name="ro2">
          <table:table-cell office:value-type="string" table:style-name="ce1">
            <text:p>SHIELDING_STRUCT</text:p>
          </table:table-cell>
          <table:table-cell office:value-type="float" office:value="502.79999999999995" table:style-name="ce12">
            <text:p>5,03E+02</text:p>
          </table:table-cell>
          <table:table-cell office:value-type="float" office:value="1.5624999999999999E-8" table:style-name="ce4">
            <text:p>1,56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1"/>
          <table:table-cell table:style-name="ce5"/>
          <table:table-cell table:style-name="ce6"/>
          <table:table-cell table:number-columns-repeated="16375"/>
        </table:table-row>
        <table:table-row table:style-name="ro1">
          <table:table-cell office:value-type="string" table:style-name="ce1">
            <text:p>PEDESTAL</text:p>
          </table:table-cell>
          <table:table-cell office:value-type="float" office:value="358.08" table:style-name="ce12">
            <text:p>3,58E+02</text:p>
          </table:table-cell>
          <table:table-cell office:value-type="float" office:value="2.4999999999999999E-8" table:style-name="ce4">
            <text:p>2,50E-0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1"/>
          <table:table-cell table:style-name="ce5"/>
          <table:table-cell table:style-name="ce6"/>
          <table:table-cell table:number-columns-repeated="16375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4" table:style-name="ce1"/>
          <table:table-cell table:style-name="ce3"/>
          <table:table-cell table:number-columns-repeated="16376" table:style-name="ce1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1048551" table:style-name="ro3">
          <table:table-cell table:number-columns-repeated="16384"/>
        </table:table-row>
      </table:table>
      <table:table table:name="208T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G4Volume</text:p>
          </table:table-cell>
          <table:table-cell office:value-type="string" table:style-name="ce1">
            <text:p>TotalActivity</text:p>
          </table:table-cell>
          <table:table-cell office:value-type="string" table:style-name="ce2">
            <text:p>MCEfficiency</text:p>
          </table:table-cell>
          <table:table-cell office:value-type="string" table:style-name="ce1">
            <text:p>Ver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P_COPPER_PLATE</text:p>
          </table:table-cell>
          <table:table-cell office:value-type="float" office:value="47.300803315835672" table:style-name="ce3">
            <text:p>4,73E+01</text:p>
          </table:table-cell>
          <table:table-cell office:value-type="float" office:value="6.0220248528800265E-5" table:style-name="ce4">
            <text:p>6,02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1">
            <text:p>PMT</text:p>
          </table:table-cell>
          <table:table-cell office:value-type="float" office:value="11.428920000000002" table:style-name="ce3">
            <text:p>1,14E+01</text:p>
          </table:table-cell>
          <table:table-cell office:value-type="float" office:value="3.3151038521770802E-4" table:style-name="ce4">
            <text:p>3,32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1">
            <text:p>PMT_BASE</text:p>
          </table:table-cell>
          <table:table-cell office:value-type="float" office:value="15.353567999999999" table:style-name="ce3">
            <text:p>1,54E+01</text:p>
          </table:table-cell>
          <table:table-cell office:value-type="float" office:value="8.1885885405909173E-5" table:style-name="ce4">
            <text:p>8,19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3"/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 office:value-type="string" table:style-name="ce1">
            <text:p>SAPPHIRE_WINDOW</text:p>
          </table:table-cell>
          <table:table-cell office:value-type="float" office:value="21.572545132017765" table:style-name="ce3">
            <text:p>2,16E+01</text:p>
          </table:table-cell>
          <table:table-cell office:value-type="float" office:value="4.5795207355414842E-4" table:style-name="ce4">
            <text:p>4,58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OPTICAL_PAD</text:p>
          </table:table-cell>
          <table:table-cell office:value-type="float" office:value="3.1914720000000001" table:style-name="ce3">
            <text:p>3,19E+00</text:p>
          </table:table-cell>
          <table:table-cell office:value-type="float" office:value="4.4321354345635709E-4" table:style-name="ce4">
            <text:p>4,43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CATHODE_RING</text:p>
          </table:table-cell>
          <table:table-cell office:value-type="float" office:value="5.0347959645000002E-2" table:style-name="ce3">
            <text:p>5,03E-02</text:p>
          </table:table-cell>
          <table:table-cell office:value-type="float" office:value="8.6488283645627171E-5" table:style-name="ce4">
            <text:p>8,65E-0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LIGHT_TUBE</text:p>
          </table:table-cell>
          <table:table-cell office:value-type="float" office:value="7.9655684691899999" table:style-name="ce3">
            <text:p>7,97E+00</text:p>
          </table:table-cell>
          <table:table-cell office:value-type="float" office:value="1.9160002106137636E-3" table:style-name="ce4">
            <text:p>1,92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FIELD_RING</text:p>
          </table:table-cell>
          <table:table-cell office:value-type="float" office:value="2.686025865365854" table:style-name="ce3">
            <text:p>2,69E+00</text:p>
          </table:table-cell>
          <table:table-cell office:value-type="float" office:value="1.3102247627292344E-3" table:style-name="ce4">
            <text:p>1,31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HDPE_TUBE</text:p>
          </table:table-cell>
          <table:table-cell office:value-type="float" office:value="0.37395150000000005" table:style-name="ce3">
            <text:p>3,74E-01</text:p>
          </table:table-cell>
          <table:table-cell office:value-type="float" office:value="8.9546022490628906E-4" table:style-name="ce4">
            <text:p>8,95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GATE_RING</text:p>
          </table:table-cell>
          <table:table-cell office:value-type="float" office:value="5.1892725896399997E-2" table:style-name="ce3">
            <text:p>5,19E-02</text:p>
          </table:table-cell>
          <table:table-cell office:value-type="float" office:value="7.6296273689992981E-4" table:style-name="ce4">
            <text:p>7,63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ANODE_RING</text:p>
          </table:table-cell>
          <table:table-cell office:value-type="float" office:value="5.1897548685000003E-2" table:style-name="ce3">
            <text:p>5,19E-02</text:p>
          </table:table-cell>
          <table:table-cell office:value-type="float" office:value="7.2212000596721926E-4" table:style-name="ce4">
            <text:p>7,22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TP_COPPER_PLATE</text:p>
          </table:table-cell>
          <table:table-cell office:value-type="float" office:value="0.20987206829268304" table:style-name="ce3">
            <text:p>2,10E-01</text:p>
          </table:table-cell>
          <table:table-cell office:value-type="float" office:value="1.1858153526067095E-3" table:style-name="ce4">
            <text:p>1,19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DB_PLUG</text:p>
          </table:table-cell>
          <table:table-cell office:value-type="float" office:value="117.94070400000001" table:style-name="ce3">
            <text:p>1,18E+02</text:p>
          </table:table-cell>
          <table:table-cell office:value-type="float" office:value="2.7785234899328858E-6" table:style-name="ce4">
            <text:p>2,78E-06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SIPM_BOARD</text:p>
          </table:table-cell>
          <table:table-cell office:value-type="float" office:value="9.2162757119999998" table:style-name="ce3">
            <text:p>9,22E+00</text:p>
          </table:table-cell>
          <table:table-cell office:value-type="float" office:value="1.5266850736391966E-3" table:style-name="ce4">
            <text:p>1,53E-0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ICS</text:p>
          </table:table-cell>
          <table:table-cell office:value-type="float" office:value="7.6849070243902444" table:style-name="ce3">
            <text:p>7,68E+00</text:p>
          </table:table-cell>
          <table:table-cell office:value-type="float" office:value="1.2403038758988869E-4" table:style-name="ce4">
            <text:p>1,24E-0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10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VESSEL</text:p>
          </table:table-cell>
          <table:table-cell office:value-type="float" office:value="881.89834975609745" table:style-name="ce3">
            <text:p>8,82E+02</text:p>
          </table:table-cell>
          <table:table-cell office:value-type="float" office:value="3.0673854447439353E-6" table:style-name="ce4">
            <text:p>3,07E-0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SHIELDING_LEAD</text:p>
          </table:table-cell>
          <table:table-cell office:value-type="float" office:value="216.58665959999999" table:style-name="ce3">
            <text:p>2,17E+02</text:p>
          </table:table-cell>
          <table:table-cell office:value-type="float" office:value="7.1394101919058156E-7" table:style-name="ce4">
            <text:p>7,14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SHIELDING_STEEL</text:p>
          </table:table-cell>
          <table:table-cell office:value-type="float" office:value="8.7420000000000009" table:style-name="ce3">
            <text:p>8,74E+00</text:p>
          </table:table-cell>
          <table:table-cell office:value-type="float" office:value="2.4166666666666667E-6" table:style-name="ce4">
            <text:p>2,42E-06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1">
            <text:p>SHIELDING_STRUCT</text:p>
          </table:table-cell>
          <table:table-cell office:value-type="float" office:value="708.11" table:style-name="ce3">
            <text:p>7,08E+02</text:p>
          </table:table-cell>
          <table:table-cell office:value-type="float" office:value="1.9578732622051179E-7" table:style-name="ce4">
            <text:p>1,96E-07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style-name="ce1">
            <text:p>PEDESTAL</text:p>
          </table:table-cell>
          <table:table-cell office:value-type="float" office:value="504.29599999999994" table:style-name="ce3">
            <text:p>5,04E+02</text:p>
          </table:table-cell>
          <table:table-cell office:value-type="float" office:value="4.4447989045050204E-7" table:style-name="ce4">
            <text:p>4,44E-0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style-name="ce8"/>
          <table:table-cell table:style-name="ce3"/>
          <table:table-cell table:style-name="ce13"/>
          <table:table-cell table:number-columns-repeated="2" table:style-name="ce3"/>
          <table:table-cell table:number-columns-repeated="16373"/>
        </table:table-row>
        <table:table-row table:number-rows-repeated="3" table:style-name="ro1">
          <table:table-cell table:number-columns-repeated="7" table:style-name="ce1"/>
          <table:table-cell table:number-columns-repeated="4" table:style-name="ce3"/>
          <table:table-cell table:number-columns-repeated="16373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3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30">
      <number:text-content/>
    </number:text-style>
    <number:number-style style:name="N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Millares" style:family="table-cell" style:data-style-name="N37"/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dc:creator>Microsoft Office User</dc:creator>
    <meta:creation-date>2022-04-09T10:41:59Z</meta:creation-date>
    <dc:date>2023-05-09T09:06:06Z</dc:date>
    <meta:editing-cycles>29</meta:editing-cycles>
    <meta:editing-duration>PT819627S</meta:editing-duration>
  </office:meta>
</office:document-meta>
</file>